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2.2188in" style:rel-column-width="22370*"/>
    </style:style>
    <style:style style:name="Table1.B" style:family="table-column">
      <style:table-column-properties style:column-width="1.5521in" style:rel-column-width="15648*"/>
    </style:style>
    <style:style style:name="Table1.C" style:family="table-column">
      <style:table-column-properties style:column-width="1.5208in" style:rel-column-width="15333*"/>
    </style:style>
    <style:style style:name="Table1.D" style:family="table-column">
      <style:table-column-properties style:column-width="1.2083in" style:rel-column-width="12184*"/>
    </style:style>
    <style:style style:name="Table1.A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style:font-name="Liberation Serif" fo:font-size="12pt" style:font-size-asian="12pt" style:font-size-complex="12pt"/>
    </style:style>
    <style:style style:name="P2" style:family="paragraph" style:parent-style-name="Standard">
      <style:paragraph-properties fo:text-align="center" style:justify-single-word="false"/>
      <style:text-properties style:font-name="Liberation Serif" fo:font-size="12pt" style:font-size-asian="12pt" style:font-size-complex="12pt"/>
    </style:style>
    <style:style style:name="P3" style:family="paragraph" style:parent-style-name="Standard">
      <style:paragraph-properties fo:text-align="start" style:justify-single-word="false"/>
      <style:text-properties style:font-name="Liberation Serif" fo:font-size="12pt" style:font-size-asian="12pt" style:font-size-complex="12pt"/>
    </style:style>
    <style:style style:name="P4" style:family="paragraph" style:parent-style-name="Standard">
      <style:text-properties style:font-name="Liberation Serif" fo:font-size="12pt" fo:font-weight="normal" style:font-size-asian="12pt" style:font-weight-asian="normal" style:font-size-complex="12pt" style:font-weight-complex="normal"/>
    </style:style>
    <style:style style:name="P5" style:family="paragraph" style:parent-style-name="Standard">
      <style:text-properties style:font-name="Liberation Serif"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style>
    <style:style style:name="P7" style:family="paragraph" style:parent-style-name="Standard">
      <style:paragraph-properties fo:text-align="center" style:justify-single-word="false"/>
      <style:text-properties style:text-position="0% 100%" style:font-name="Liberation Serif" fo:font-size="12pt" fo:font-weight="bold" style:font-size-asian="12pt" style:font-weight-asian="bold" style:font-size-complex="12pt"/>
    </style:style>
    <style:style style:name="P8" style:family="paragraph" style:parent-style-name="Standard">
      <style:text-properties style:text-position="0% 100%" style:font-name="Liberation Serif"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position="0% 100%" style:font-name="Liberation Serif" fo:font-size="12pt" fo:font-weight="normal" style:font-size-asian="12pt" style:font-weight-asian="normal" style:font-size-complex="12pt" style:font-weight-complex="normal"/>
    </style:style>
    <style:style style:name="P10" style:family="paragraph" style:parent-style-name="Standard">
      <style:text-properties style:text-position="sub 58%" style:font-name="Liberation Serif" fo:font-size="12pt" fo:font-weight="normal" style:font-size-asian="12pt" style:font-weight-asian="normal" style:font-size-complex="12pt" style:font-weight-complex="normal"/>
    </style:style>
    <style:style style:name="P11" style:family="paragraph" style:parent-style-name="Standard">
      <style:text-properties style:font-name="Liberation Serif1" fo:font-size="12pt" style:font-name-asian="Times New Roman1" style:font-size-asian="12pt" style:font-name-complex="Times New Roman1" style:font-size-complex="12pt"/>
    </style:style>
    <style:style style:name="P12" style:family="paragraph" style:parent-style-name="Standard">
      <style:paragraph-properties fo:text-align="center" style:justify-single-word="false"/>
      <style:text-properties style:font-name="Liberation Serif1" fo:font-size="12pt" style:font-name-asian="Times New Roman1" style:font-size-asian="12pt" style:font-name-complex="Times New Roman1" style:font-size-complex="12pt"/>
    </style:style>
    <style:style style:name="P13" style:family="paragraph" style:parent-style-name="Standard">
      <style:paragraph-properties fo:text-align="start" style:justify-single-word="false"/>
      <style:text-properties style:font-name="Liberation Serif1" fo:font-size="12pt" style:font-name-asian="Times New Roman1" style:font-size-asian="12pt" style:font-name-complex="Times New Roman1" style:font-size-complex="12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Standard" style:master-page-name="Standard">
      <style:paragraph-properties style:page-number="auto"/>
      <style:text-properties style:font-name="Liberation Serif" fo:font-size="12pt" fo:font-weight="bold" style:font-size-asian="12pt" style:font-weight-asian="bold" style:font-size-complex="12pt"/>
    </style:style>
    <style:style style:name="P17" style:family="paragraph" style:parent-style-name="Standard" style:list-style-name="L1">
      <style:text-properties style:font-name="Liberation Serif" fo:font-size="12pt" fo:font-weight="normal" style:font-size-asian="12pt" style:font-weight-asian="normal" style:font-size-complex="12pt" style:font-weight-complex="normal"/>
    </style:style>
    <style:style style:name="T1" style:family="text">
      <style:text-properties fo:font-weight="bold" style:font-weight-asian="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b 58%"/>
    </style:style>
    <style:style style:name="T5" style:family="text">
      <style:text-properties style:text-position="sub 58%" fo:font-weight="normal" style:font-weight-asian="normal" style:font-weight-complex="normal"/>
    </style:style>
    <style:style style:name="T6" style:family="text">
      <style:text-properties style:text-position="0% 100%" fo:font-weight="normal" style:font-weight-asian="normal" style:font-weight-complex="normal"/>
    </style:style>
    <style:style style:name="T7" style:family="text">
      <style:text-properties officeooo:rsid="0000c124"/>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start text:name="_GoBack"/>Standards:</text:p>
      <text:p text:style-name="P1"><text:span text:style-name="T1">TEKS 5B: </text:span><text:span text:style-name="T2">(5) <text:s/>Science concepts. The student knows the nature of forces in the physical world. The student is expected to: (B) <text:s/>describe and calculate how the magnitude of the gravitational force between two objects depends on their masses and the distance between their centers</text:span></text:p>
      <text:p text:style-name="P4"/>
      <text:p text:style-name="P4">TEKS 2L: (2) <text:s/>Scientific processes. The student uses a systematic approach to answer scientific laboratory and field investigative questions. The student is expected to: (L) <text:s/>express and manipulate relationships among physical variables quantitatively, including the use of graphs, charts, and equations.</text:p>
      <text:p text:style-name="P5"/>
      <text:p text:style-name="P1"><text:bookmark-end text:name="_GoBack"/><text:span text:style-name="T1">Suggested Time: </text:span><text:span text:style-name="T2">45 to 90 minutes.</text:span></text:p>
      <text:p text:style-name="P5"/>
      <text:p text:style-name="P5">Title: Using Satellites to Measure the Mass of the Earth</text:p>
      <text:p text:style-name="P5"/>
      <text:p text:style-name="P5">Objectives for the Investigation (purpose, real world connections): </text:p>
      <text:p text:style-name="P4">The student will use Newton’s Law of Universal Gravitation to calculate the mass of the Earth.</text:p>
      <text:p text:style-name="P5"/>
      <text:p text:style-name="P5">Background to the Investigation/lecture notes (Additional Resources)</text:p>
      <text:p text:style-name="P5"/>
      <text:p text:style-name="P4">Orbits, as we know from Johannes Keppler, are elliptical in nature, with varying degrees of eccentricity. <text:s/>However, for the purposes of simplification to understand the underlying concepts, we will make the following assumptions: 1) All orbits of satellites we are interested in are circular. <text:s/>This assumption is not outrageous, as all of these satellites have low eccentricities. <text:s/>2) The central body is much more massive than the orbiting bodies, such that it is stationary relative to the barycenter of the system. <text:s/>In this investigation, we will use Earth as the central body. <text:s/>Because it is over 81 times more massive than the largest orbiting object (Luna), we can assume that the center of mass of the system is always where the earth is located. <text:s/></text:p>
      <text:p text:style-name="P4"/>
      <text:p text:style-name="P4"/>
      <text:p text:style-name="P4">In order for a satellite to stay in a stable, circular orbit, the force of the mutual gravitational attraction must be a centripetal force – that is, it must obey the equation <draw:frame draw:style-name="fr1" draw:name="Object1" text:anchor-type="as-char" svg:y="-0.2681in" svg:width="0.6516in" svg:height="0.4173in" draw:z-index="0"><draw:object xlink:href="./Object 1" xlink:type="simple" xlink:show="embed" xlink:actuate="onLoad"/><draw:image xlink:href="./ObjectReplacements/Object 1" xlink:type="simple" xlink:show="embed" xlink:actuate="onLoad"/></draw:frame>. <text:s/>We can use this fact to accurately calculate the mass of the earth if we know two things: a) the distance a body orbits it and b) the orbital period. <text:s/></text:p>
      <text:p text:style-name="P4"/>
      <text:p text:style-name="P4">Students may research satellite orbital periods themselves, or they may use the attached table to find the desired information.</text:p>
      <text:p text:style-name="P5"/>
      <text:p text:style-name="P5"/>
      <text:p text:style-name="P5"/>
      <text:p text:style-name="P5"/>
      <text:p text:style-name="P5"/>
      <text:p text:style-name="P5"/>
      <text:p text:style-name="P5"/>
      <text:p text:style-name="P5"/>
      <text:p text:style-name="P5"/>
      <text:p text:style-name="P5"><text:soft-page-break/>Derivation of the Formula</text:p>
      <text:p text:style-name="P4">Students will likely need guidance on how to derive the formula for calculating the mass of the earth. <text:s/>Start by asking about forces. <text:s/>Because we are assuming a circular orbit, with earth at the center, we can say that gravitation must be the force which holds it in the circular orbit.</text:p>
      <text:p text:style-name="P4"/>
      <text:p text:style-name="P6"><text:span text:style-name="T2">F</text:span><text:span text:style-name="T5">c</text:span><text:span text:style-name="T2"> = F</text:span><text:span text:style-name="T5">g <text:s/></text:span><text:span text:style-name="T6">(1)</text:span></text:p>
      <text:p text:style-name="P10"/>
      <text:p text:style-name="P8">Substituting the formula for each of these gives us:</text:p>
      <text:p text:style-name="P1"/>
      <text:p text:style-name="P2"><draw:frame draw:style-name="fr1" draw:name="Object2" text:anchor-type="as-char" svg:y="-0.2929in" svg:width="1.1083in" svg:height="0.4661in" draw:z-index="2"><draw:object xlink:href="./Object 3" xlink:type="simple" xlink:show="embed" xlink:actuate="onLoad"/><draw:image xlink:href="./ObjectReplacements/Object 3" xlink:type="simple" xlink:show="embed" xlink:actuate="onLoad"/><svg:desc>formula</svg:desc></draw:frame>(2)</text:p>
      <text:p text:style-name="P1">Where m<text:span text:style-name="T4">s</text:span> is the mass of the orbiting satellite. <text:s/>Canceling like terms gives us:</text:p>
      <text:p text:style-name="P1"/>
      <text:p text:style-name="P2"><draw:frame draw:style-name="fr1" draw:name="Object5" text:anchor-type="as-char" svg:y="-0.2689in" svg:width="0.7043in" svg:height="0.4181in" draw:z-index="3"><draw:object xlink:href="./Object 5" xlink:type="simple" xlink:show="embed" xlink:actuate="onLoad"/><draw:image xlink:href="./ObjectReplacements/Object 5" xlink:type="simple" xlink:show="embed" xlink:actuate="onLoad"/></draw:frame>(3)</text:p>
      <text:p text:style-name="P1"/>
      <text:p text:style-name="P1">At this point, we can solve for the mass of the earth:</text:p>
      <text:p text:style-name="P1"/>
      <text:p text:style-name="P2"><draw:frame draw:style-name="fr1" draw:name="Object6" text:anchor-type="as-char" svg:y="-0.2681in" svg:width="0.7772in" svg:height="0.4165in" draw:z-index="4"><draw:object xlink:href="./Object 6" xlink:type="simple" xlink:show="embed" xlink:actuate="onLoad"/><draw:image xlink:href="./ObjectReplacements/Object 6" xlink:type="simple" xlink:show="embed" xlink:actuate="onLoad"/></draw:frame>(4)</text:p>
      <text:p text:style-name="P11"/>
      <text:p text:style-name="P1">Velocity can be calculated as Distance over time:</text:p>
      <text:p text:style-name="P2"><draw:frame draw:style-name="fr1" draw:name="Object3" text:anchor-type="as-char" svg:y="-0.2437in" svg:width="0.5429in" svg:height="0.3929in" draw:z-index="5"><draw:object xlink:href="./Object 4" xlink:type="simple" xlink:show="embed" xlink:actuate="onLoad"/><draw:image xlink:href="./ObjectReplacements/Object 4" xlink:type="simple" xlink:show="embed" xlink:actuate="onLoad"/></draw:frame>(5)</text:p>
      <text:p text:style-name="P2"/>
      <text:p text:style-name="P3">Because the object is moving in a circle, the distance is the circumference of the orbit, and the time is the orbital period. <text:s/>Therefore, the expression for velocity can be expanded to read:</text:p>
      <text:p text:style-name="P1"/>
      <text:p text:style-name="P2"><draw:frame draw:style-name="fr1" draw:name="Object7" text:anchor-type="as-char" svg:y="-0.2445in" svg:width="1.5984in" svg:height="0.3937in" draw:z-index="6"><draw:object xlink:href="./Object 7" xlink:type="simple" xlink:show="embed" xlink:actuate="onLoad"/><draw:image xlink:href="./ObjectReplacements/Object 7" xlink:type="simple" xlink:show="embed" xlink:actuate="onLoad"/><svg:desc>formula</svg:desc></draw:frame>(6)</text:p>
      <text:p text:style-name="P12"/>
      <text:p text:style-name="P13">Substituting this expression into (4) yields:</text:p>
      <text:p text:style-name="P13"/>
      <text:p text:style-name="P2"><draw:frame draw:style-name="fr1" draw:name="Object8" text:anchor-type="as-char" svg:y="-0.2807in" svg:width="1.3453in" svg:height="0.4299in" draw:z-index="7"><draw:object xlink:href="./Object 8" xlink:type="simple" xlink:show="embed" xlink:actuate="onLoad"/><draw:image xlink:href="./ObjectReplacements/Object 8" xlink:type="simple" xlink:show="embed" xlink:actuate="onLoad"/><svg:desc>formula</svg:desc></draw:frame>(7)</text:p>
      <text:p text:style-name="P3"/>
      <text:p text:style-name="P3">Finally, combining like terms: </text:p>
      <text:p text:style-name="P1"/>
      <text:p text:style-name="P7"><text:span text:style-name="T2"><draw:frame draw:style-name="fr1" draw:name="Object4" text:anchor-type="as-char" svg:y="-0.2681in" svg:width="0.9126in" svg:height="0.4535in" draw:z-index="1"><draw:object xlink:href="./Object 2" xlink:type="simple" xlink:show="embed" xlink:actuate="onLoad"/><draw:image xlink:href="./ObjectReplacements/Object 2" xlink:type="simple" xlink:show="embed" xlink:actuate="onLoad"/><svg:desc>formula</svg:desc></draw:frame></text:span><text:span text:style-name="T2">(8)</text:span></text:p>
      <text:p text:style-name="P9"/>
      <text:p text:style-name="P9"/>
      <text:p text:style-name="P9">Equation (8) can be used to find the mass of the earth, given the information in the table.</text:p>
      <text:p text:style-name="P9"/>
      <text:p text:style-name="P5"/>
      <text:p text:style-name="P5"><text:soft-page-break/>Vocabulary</text:p>
      <text:p text:style-name="P5"/>
      <text:p text:style-name="P4">Newton’s Law of Universal Gravitation</text:p>
      <text:p text:style-name="P4">Centripetal Force</text:p>
      <text:p text:style-name="P4">Period</text:p>
      <text:p text:style-name="P4"/>
      <text:p text:style-name="P5"/>
      <text:p text:style-name="P5">Prelab Assignment (Use background information to make a prediction)</text:p>
      <text:p text:style-name="P5"/>
      <text:list xml:id="list2354440644967488163" text:style-name="L1">
        <text:list-item>
          <text:p text:style-name="P17">The gravitational attraction between two objects gets larger as the distance ___________.</text:p>
        </text:list-item>
      </text:list>
      <text:p text:style-name="P4"/>
      <text:p text:style-name="P4"/>
      <text:list xml:id="list172529982959155" text:continue-numbering="true" text:style-name="L1">
        <text:list-item>
          <text:p text:style-name="P17">Would it be possible to design a satellite that stays in the same point in the sky over the equator?</text:p>
        </text:list-item>
      </text:list>
      <text:p text:style-name="P4"/>
      <text:p text:style-name="P4"/>
      <text:list xml:id="list172529978140270" text:continue-numbering="true" text:style-name="L1">
        <text:list-item>
          <text:p text:style-name="P17">Would it be possible to design a satellite that stays directly over the north pole?</text:p>
        </text:list-item>
      </text:list>
      <text:p text:style-name="P4"/>
      <text:p text:style-name="P4"/>
      <text:list xml:id="list172529369932802" text:continue-numbering="true" text:style-name="L1">
        <text:list-item>
          <text:p text:style-name="P17">When launching a satellite, which direction would take the least energy – North, east, south, or west?</text:p>
        </text:list-item>
      </text:list>
      <text:p text:style-name="P4"/>
      <text:p text:style-name="P4"/>
      <text:p text:style-name="P5"/>
      <text:p text:style-name="P5">Safety</text:p>
      <text:p text:style-name="P5">Do not eat. <text:s/>As with all paper products, beware of sharp edges. <text:s/>An environmental suit is required to visit any of the objects listed, not including the earth. <text:s/>The gravity of Earth may be extreme for non-native beings.</text:p>
      <text:p text:style-name="P5"/>
      <text:p text:style-name="P5">(Teacher Materials if applicable)</text:p>
      <text:p text:style-name="P5"/>
      <text:p text:style-name="P5">Materials</text:p>
      <text:p text:style-name="P4">1 sheet detailing the orbital information of satellites. (or internet access to look it up on your own)</text:p>
      <text:p text:style-name="P5"/>
      <text:p text:style-name="P5"/>
      <text:p text:style-name="P5">Procedure</text:p>
      <text:p text:style-name="P4">Study the data given to you on satellites (or that you have researched). <text:s/>Identify any trends. <text:s/>Calculate the mass of the earth, given these data.</text:p>
      <text:p text:style-name="P5"/>
      <text:p text:style-name="P5"/>
      <text:p text:style-name="P5">Data Analysis</text:p>
      <text:p text:style-name="P5"/>
      <text:p text:style-name="P5">Post lab questions</text:p>
      <text:p text:style-name="P5"/>
      <text:p text:style-name="P5"/>
      <text:p text:style-name="P5"><text:soft-page-break/></text:p>
      <text:p text:style-name="P4">Enrichment: There are several places where information about visible satellite passes is available. <text:s/><text:a xlink:type="simple" xlink:href="http://www.heavens-above.com/" text:style-name="Internet_20_link" text:visited-style-name="Visited_20_Internet_20_Link">http://www.heavens-above.com/</text:a> is an excellent online resource for predicting visible satellite passes. <text:s/>Additionally, there is an Android (and perhaps I-phone) app called “SatTrack” that will predict satellite passes. <text:s/>An untrained eye is easily capable of seeing any satellite of magnitude 0 (or less). <text:s/>A trained eye is capable of seeing objects of magnitude 6 - in an area with low light pollution. <text:s/></text:p>
      <text:p text:style-name="P5"/>
      <text:p text:style-name="P5">Disposal of chemicals: </text:p>
      <text:p text:style-name="P1">Please do not dispose of the earth or any satellites. <text:s/>Leave them where they a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Satellite</text:p>
          </table:table-cell>
          <table:table-cell table:style-name="Table1.A1" office:value-type="string">
            <text:p text:style-name="P14">Average Distance from the center of the Earth (km)</text:p>
          </table:table-cell>
          <table:table-cell table:style-name="Table1.A1" office:value-type="string">
            <text:p text:style-name="P14">Orbital Period (Minutes)</text:p>
          </table:table-cell>
          <table:table-cell table:style-name="Table1.D1" office:value-type="string">
            <text:p text:style-name="P14">Mass (kg)</text:p>
          </table:table-cell>
        </table:table-row>
        <table:table-row>
          <table:table-cell table:style-name="Table1.A2" office:value-type="string">
            <text:p text:style-name="P15">ISS</text:p>
            <text:p text:style-name="P15"/>
            <text:p text:style-name="P14">The International Space Station</text:p>
            <text:p text:style-name="P14"/>
            <text:p text:style-name="P14">The ninth inhabited space station. <text:s/>Launched in parts, from 1998 through 2016.</text:p>
            <text:p text:style-name="P14"/>
          </table:table-cell>
          <table:table-cell table:style-name="Table1.A2" office:value-type="string">
            <text:p text:style-name="P14">6780.6</text:p>
          </table:table-cell>
          <table:table-cell table:style-name="Table1.A2" office:value-type="string">
            <text:p text:style-name="P14">92.6</text:p>
          </table:table-cell>
          <table:table-cell table:style-name="Table1.D2" office:value-type="string">
            <text:p text:style-name="P14">450,000</text:p>
          </table:table-cell>
        </table:table-row>
        <table:table-row>
          <table:table-cell table:style-name="Table1.A2" office:value-type="string">
            <text:p text:style-name="P15">CO-65</text:p>
            <text:p text:style-name="P14"/>
            <text:p text:style-name="P14">Cubesat </text:p>
            <text:p text:style-name="P14">C<text:span text:style-name="T7">O-65</text:span> is an amateur radio communications satellite that is a 20-cm cube. <text:s/>It allows digital information to be transferred between stations that are no more than 900 miles apart. <text:s/></text:p>
          </table:table-cell>
          <table:table-cell table:style-name="Table1.A2" office:value-type="string">
            <text:p text:style-name="P14">7008.1</text:p>
          </table:table-cell>
          <table:table-cell table:style-name="Table1.A2" office:value-type="string">
            <text:p text:style-name="P14">97.2</text:p>
          </table:table-cell>
          <table:table-cell table:style-name="Table1.D2" office:value-type="string">
            <text:p text:style-name="P14">3</text:p>
          </table:table-cell>
        </table:table-row>
        <table:table-row>
          <table:table-cell table:style-name="Table1.A2" office:value-type="string">
            <text:p text:style-name="P15">GPS IIF-2</text:p>
            <text:p text:style-name="P14"/>
            <text:p text:style-name="P14">A GPS Satellite, Launched in 2011 in order to replace older, failing GPS satellites.</text:p>
          </table:table-cell>
          <table:table-cell table:style-name="Table1.A2" office:value-type="string">
            <text:p text:style-name="P14">26,578.1</text:p>
          </table:table-cell>
          <table:table-cell table:style-name="Table1.A2" office:value-type="string">
            <text:p text:style-name="P14">720</text:p>
          </table:table-cell>
          <table:table-cell table:style-name="Table1.D2" office:value-type="string">
            <text:p text:style-name="P14">1,630</text:p>
          </table:table-cell>
        </table:table-row>
        <table:table-row>
          <table:table-cell table:style-name="Table1.A2" office:value-type="string">
            <text:p text:style-name="P15">EchoStar-7</text:p>
            <text:p text:style-name="P14"/>
            <text:p text:style-name="P14">This satellite is one of the main satellites responsible for Satellite TV. <text:s/>This satellite is specific to DISH network programming. <text:s/></text:p>
          </table:table-cell>
          <table:table-cell table:style-name="Table1.A2" office:value-type="string">
            <text:p text:style-name="P14">42,164</text:p>
          </table:table-cell>
          <table:table-cell table:style-name="Table1.A2" office:value-type="string">
            <text:p text:style-name="P14">1436.07 </text:p>
          </table:table-cell>
          <table:table-cell table:style-name="Table1.D2" office:value-type="string">
            <text:p text:style-name="P14">690</text:p>
          </table:table-cell>
        </table:table-row>
        <table:table-row>
          <table:table-cell table:style-name="Table1.A2" office:value-type="string">
            <text:p text:style-name="P15">Luna</text:p>
            <text:p text:style-name="P14">The Moon</text:p>
            <text:p text:style-name="P14"/>
            <text:p text:style-name="P14">The only natural satellite of the earth.</text:p>
            <text:p text:style-name="P14"/>
            <text:p text:style-name="P14"/>
          </table:table-cell>
          <table:table-cell table:style-name="Table1.A2" office:value-type="string">
            <text:p text:style-name="P14">384,399 </text:p>
          </table:table-cell>
          <table:table-cell table:style-name="Table1.A2" office:value-type="string">
            <text:p text:style-name="P14">39343.1</text:p>
          </table:table-cell>
          <table:table-cell table:style-name="Table1.D2" office:value-type="string">
            <text:p text:style-name="P14">7.3477 × 10<text:span text:style-name="T3">22</text:span> <text:s/></text:p>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WenQuanYi Zen Hei Sharp"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letter-kerning="true" style:font-name-asian="WenQuanYi Zen Hei Sharp"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ifer M. Espinoza</meta:initial-creator>
    <meta:editing-cycles>47</meta:editing-cycles>
    <meta:creation-date>2012-06-19T15:44:00</meta:creation-date>
    <dc:date>2016-08-04T17:25:28.777570859</dc:date>
    <meta:editing-duration>PT2H11M25S</meta:editing-duration>
    <meta:generator>LibreOffice/5.0.6.2$Linux_X86_64 LibreOffice_project/00$Build-2</meta:generator>
    <meta:document-statistic meta:table-count="1" meta:image-count="0" meta:object-count="8" meta:page-count="5" meta:paragraph-count="82" meta:word-count="906" meta:character-count="5515" meta:non-whitespace-character-count="4647"/>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semantics>
    <mrow>
      <mrow>
        <mi>F</mi>
        <mo stretchy="false">=</mo>
        <mfrac>
          <mrow>
            <mi>m</mi>
            <msup>
              <mi>v</mi>
              <mn>2</mn>
            </msup>
          </mrow>
          <mi>r</mi>
        </mfrac>
      </mrow>
    </mrow>
    <annotation encoding="StarMath 5.0">F = {m v ^2} over r</annotation>
  </semantics>
</math>
</file>

<file path=Object 2/content.xml><?xml version="1.0" encoding="utf-8"?>
<math xmlns="http://www.w3.org/1998/Math/MathML">
  <semantics>
    <mrow>
      <mrow>
        <msub>
          <mi>m</mi>
          <mi>e</mi>
        </msub>
        <mo stretchy="false">=</mo>
        <mfrac>
          <mrow>
            <mn>4</mn>
            <msup>
              <mi>π</mi>
              <mn>2</mn>
            </msup>
            <msup>
              <mi>r</mi>
              <mn>3</mn>
            </msup>
          </mrow>
          <mrow>
            <mo stretchy="false">(</mo>
            <mrow>
              <mrow>
                <msup>
                  <mi>t</mi>
                  <mn>2</mn>
                </msup>
                <mo stretchy="false">×</mo>
                <mi>G</mi>
              </mrow>
            </mrow>
            <mo stretchy="false">)</mo>
          </mrow>
        </mfrac>
      </mrow>
    </mrow>
    <annotation encoding="StarMath 5.0">m sub e = {4 π^2 r^3 } over (t^2 times G)</annotation>
  </semantics>
</math>
</file>

<file path=Object 3/content.xml><?xml version="1.0" encoding="utf-8"?>
<math xmlns="http://www.w3.org/1998/Math/MathML">
  <semantics>
    <mrow>
      <mrow>
        <mfrac>
          <mrow>
            <mi>G</mi>
            <msub>
              <mi>m</mi>
              <mi>e</mi>
            </msub>
            <msub>
              <mi>m</mi>
              <mi>s</mi>
            </msub>
          </mrow>
          <msup>
            <mi>r</mi>
            <mn>2</mn>
          </msup>
        </mfrac>
        <mo stretchy="false">=</mo>
        <mfrac>
          <mrow>
            <msub>
              <mi>m</mi>
              <mi>s</mi>
            </msub>
            <msup>
              <mi>v</mi>
              <mn>2</mn>
            </msup>
          </mrow>
          <mi>r</mi>
        </mfrac>
      </mrow>
    </mrow>
    <annotation encoding="StarMath 5.0">{G m sub e m sub s} over r^2 = {m sub s v ^2} over r</annotation>
  </semantics>
</math>
</file>

<file path=Object 4/content.xml><?xml version="1.0" encoding="utf-8"?>
<math xmlns="http://www.w3.org/1998/Math/MathML">
  <semantics>
    <mrow>
      <mrow>
        <mi>v</mi>
        <mo stretchy="false">=</mo>
        <mfrac>
          <mi mathvariant="italic">Δd</mi>
          <mi mathvariant="italic">Δt</mi>
        </mfrac>
      </mrow>
    </mrow>
    <annotation encoding="StarMath 5.0">v = Δd over Δt</annotation>
  </semantics>
</math>
</file>

<file path=Object 5/content.xml><?xml version="1.0" encoding="utf-8"?>
<math xmlns="http://www.w3.org/1998/Math/MathML">
  <semantics>
    <mrow>
      <mrow>
        <mfrac>
          <mrow>
            <mi>G</mi>
            <msub>
              <mi>m</mi>
              <mi>e</mi>
            </msub>
          </mrow>
          <mi>r</mi>
        </mfrac>
        <mo stretchy="false">=</mo>
        <mrow>
          <msup>
            <mi>v</mi>
            <mn>2</mn>
          </msup>
        </mrow>
      </mrow>
    </mrow>
    <annotation encoding="StarMath 5.0">{G m sub e } over r = { v ^2}</annotation>
  </semantics>
</math>
</file>

<file path=Object 6/content.xml><?xml version="1.0" encoding="utf-8"?>
<math xmlns="http://www.w3.org/1998/Math/MathML">
  <semantics>
    <mrow>
      <mrow>
        <msub>
          <mi>m</mi>
          <mi>e</mi>
        </msub>
        <mo stretchy="false">=</mo>
        <mfrac>
          <mrow>
            <mrow>
              <msup>
                <mi>v</mi>
                <mn>2</mn>
              </msup>
            </mrow>
            <mo stretchy="false">×</mo>
            <mi>r</mi>
          </mrow>
          <mi>G</mi>
        </mfrac>
      </mrow>
    </mrow>
    <annotation encoding="StarMath 5.0"> m sub e = { v ^2} times r over G</annotation>
  </semantics>
</math>
</file>

<file path=Object 7/content.xml><?xml version="1.0" encoding="utf-8"?>
<math xmlns="http://www.w3.org/1998/Math/MathML">
  <semantics>
    <mrow>
      <mrow>
        <mrow>
          <mrow>
            <mi>v</mi>
            <mo stretchy="false">=</mo>
            <mfrac>
              <mi mathvariant="italic">Δd</mi>
              <mi mathvariant="italic">Δt</mi>
            </mfrac>
          </mrow>
          <mo stretchy="false">=</mo>
          <mfrac>
            <mi>c</mi>
            <mi mathvariant="italic">Δt</mi>
          </mfrac>
        </mrow>
        <mo stretchy="false">=</mo>
        <mfrac>
          <mrow>
            <mrow>
              <mrow>
                <mn>2</mn>
                <mo stretchy="false">×</mo>
                <mi>π</mi>
              </mrow>
              <mo stretchy="false">×</mo>
              <mi>r</mi>
            </mrow>
          </mrow>
          <mi mathvariant="italic">Δt</mi>
        </mfrac>
      </mrow>
    </mrow>
    <annotation encoding="StarMath 5.0">v = Δd over Δt = c over Δt = {2 times π times r} over Δt</annotation>
  </semantics>
</math>
</file>

<file path=Object 8/content.xml><?xml version="1.0" encoding="utf-8"?>
<math xmlns="http://www.w3.org/1998/Math/MathML">
  <semantics>
    <mrow>
      <mrow>
        <msub>
          <mi>m</mi>
          <mi>e</mi>
        </msub>
        <mo stretchy="false">=</mo>
        <mfrac>
          <mrow>
            <mrow>
              <msup>
                <mrow>
                  <mo stretchy="false">(</mo>
                  <mrow>
                    <mrow>
                      <mrow>
                        <mn>2</mn>
                        <mo stretchy="false">×</mo>
                        <mi>π</mi>
                      </mrow>
                      <mo stretchy="false">×</mo>
                      <mi>r</mi>
                    </mrow>
                  </mrow>
                  <mo stretchy="false">)</mo>
                </mrow>
                <mn>2</mn>
              </msup>
            </mrow>
            <mo stretchy="false">×</mo>
            <mi>r</mi>
          </mrow>
          <mi>G</mi>
        </mfrac>
      </mrow>
    </mrow>
    <annotation encoding="StarMath 5.0"> m sub e = { (2 times π times r) ^2} times r over G</annotation>
  </semantics>
</math>
</file>